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nkCard.getBank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BankCard.setId( Lo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nkCard.setBankId( String bank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nkCard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